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RuleImpl.getRules( Node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ggregateRuleImpl.getTextContent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ggregateRuleImpl.getNodeTypeName( Node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le.Rule( Path pattern , Name node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le.resolve( NodeState nodeState , List collector , int off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ggregateRuleImpl.getAggregatedNodeStates( NodeState node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le.resolve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eRuleImpl.AggregateRuleImpl( Node config , NameResolver resolver , ItemStateManager ism , HierarchyManager h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le.matches( NodeState node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ggregateRuleImpl.getAggregateRoot( NodeState node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